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3333" draw:marker-end="Arrow_20_concave" draw:marker-end-width="0.1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ine_20_with_20_Fine_20_Dots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ffcc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0000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cccc"/>
      <style:paragraph-properties fo:text-align="center"/>
    </style:style>
    <style:style style:name="P5" style:family="paragraph">
      <loext:graphic-properties draw:fill-color="#000000" draw:opacity="3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281cm" svg:y1="12.581cm" svg:x2="10.5cm" svg:y2="12.9cm">
          <text:p/>
        </draw:line>
        <draw:line draw:style-name="gr1" draw:text-style-name="P1" draw:layer="layout" svg:x1="10.1cm" svg:y1="12cm" svg:x2="10.2cm" svg:y2="12.4cm">
          <text:p/>
        </draw:line>
        <draw:line draw:style-name="gr2" draw:text-style-name="P1" draw:layer="layout" svg:x1="7.4cm" svg:y1="14.2cm" svg:x2="14.6cm" svg:y2="14.2cm">
          <text:p/>
        </draw:line>
        <draw:line draw:style-name="gr2" draw:text-style-name="P1" draw:layer="layout" svg:x1="7.6cm" svg:y1="15.3cm" svg:x2="13.1cm" svg:y2="9.8cm">
          <text:p/>
        </draw:line>
        <draw:line draw:style-name="gr2" draw:text-style-name="P1" draw:layer="layout" svg:x1="8.7cm" svg:y1="14.2cm" svg:x2="8.7cm" svg:y2="9.4cm">
          <text:p/>
        </draw:line>
        <draw:line draw:style-name="gr3" draw:text-style-name="P1" draw:layer="layout" svg:x1="9.1cm" svg:y1="13.8cm" svg:x2="9.6cm" svg:y2="13.8cm">
          <text:p/>
        </draw:line>
        <draw:line draw:style-name="gr3" draw:text-style-name="P1" draw:layer="layout" svg:x1="9.2cm" svg:y1="14.2cm" svg:x2="9.6cm" svg:y2="13.8cm">
          <text:p/>
        </draw:line>
        <draw:g>
          <svg:title>TexMaths</svg:title>
          <svg:desc>22§display§Error</svg:desc>
          <draw:polygon draw:style-name="gr4" draw:text-style-name="P2" draw:layer="layout" svg:width="2.109cm" svg:height="0.529cm" svg:x="7.79cm" svg:y="8.661cm" svg:viewBox="0 0 2110 530" draw:points="1054,530 0,530 0,0 2110,0 2110,530">
            <text:p/>
          </draw:polygon>
          <draw:path draw:style-name="gr5" draw:text-style-name="P3" draw:layer="layout" svg:width="0.562cm" svg:height="0.527cm" svg:x="7.819cm" svg:y="8.663cm" svg:viewBox="0 0 563 528" svg:d="M519 348c2-5 5-11 5-11 0-3 0-9-9-9-7 0-9 4-11 9-51 114-79 167-211 167h-115c-9 0-11 0-15 0-9-2-11-2-11-9 0-2 0-4 4-18l53-211h77c66 0 66 16 66 35 0 5 0 16-7 38 0 4-2 6-2 9 0 4 5 8 11 8s9-4 11-15l44-183c0-4-2-8-9-8s-8 6-11 15c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5" draw:text-style-name="P3" draw:layer="layout" svg:width="0.316cm" svg:height="0.351cm" svg:x="8.43cm" svg:y="8.848cm" svg:viewBox="0 0 317 352" svg:d="M46 297c-2 11-6 31-6 33 0 15 11 22 22 22 8 0 22-7 28-22 2-2 29-108 31-123 7-24 20-79 24-101 5-9 27-47 44-64 7-5 29-24 62-24 20 0 33 8 33 8-22 5-40 22-40 42 0 13 9 29 29 29 22 0 44-18 44-46 0-27-27-51-66-51-51 0-84 37-99 59-7-35-33-59-71-59-35 0-50 31-57 44-13 26-24 73-24 75 0 9 9 9 9 9 9 0 9 0 13-18 13-55 29-92 57-92 13 0 24 6 24 35 0 15-2 24-13 66z">
            <text:p/>
          </draw:path>
          <draw:path draw:style-name="gr5" draw:text-style-name="P3" draw:layer="layout" svg:width="0.316cm" svg:height="0.351cm" svg:x="8.802cm" svg:y="8.848cm" svg:viewBox="0 0 317 352" svg:d="M46 297c-2 11-6 31-6 33 0 15 11 22 22 22 8 0 22-7 28-22 2-2 29-108 31-123 7-24 20-79 24-101 5-9 27-47 44-64 7-5 29-24 62-24 20 0 33 8 33 8-22 5-40 22-40 42 0 13 9 29 29 29 22 0 44-18 44-46 0-27-27-51-66-51-51 0-84 37-99 59-7-35-33-59-71-59-35 0-50 31-57 44-13 26-24 73-24 75 0 9 9 9 9 9 9 0 9 0 13-18 13-55 29-92 57-92 13 0 24 6 24 35 0 15-2 24-13 66z">
            <text:p/>
          </draw:path>
          <draw:path draw:style-name="gr5" draw:text-style-name="P3" draw:layer="layout" svg:width="0.331cm" svg:height="0.351cm" svg:x="9.183cm" svg:y="8.848cm" svg:viewBox="0 0 332 352" svg:d="M332 132c0-81-55-132-123-132-106 0-209 110-209 220 0 77 53 132 123 132 104 0 209-108 209-220zM125 334c-33 0-68-24-68-83 0-40 20-123 46-163 38-59 82-70 104-70 46 0 68 37 68 83 0 31-15 112-44 163-29 44-70 70-106 70z">
            <text:p/>
          </draw:path>
          <draw:path draw:style-name="gr5" draw:text-style-name="P3" draw:layer="layout" svg:width="0.316cm" svg:height="0.351cm" svg:x="9.55cm" svg:y="8.848cm" svg:viewBox="0 0 317 352" svg:d="M46 297c-2 11-6 31-6 33 0 15 11 22 22 22 8 0 22-7 28-22 2-2 29-108 31-123 7-24 20-79 24-101 5-9 27-47 44-64 7-5 29-24 62-24 20 0 33 8 33 8-22 5-40 22-40 42 0 13 9 29 29 29 22 0 44-18 44-46 0-27-27-51-66-51-51 0-84 37-99 59-7-35-33-59-71-59-35 0-50 31-57 44-13 26-24 73-24 75 0 9 9 9 9 9 9 0 9 0 13-18 13-55 29-92 57-92 13 0 24 6 24 35 0 15-2 24-13 66z">
            <text:p/>
          </draw:path>
        </draw:g>
        <draw:g>
          <svg:title>TexMaths</svg:title>
          <svg:desc>22§display§\beta_2</svg:desc>
          <draw:polygon draw:style-name="gr4" draw:text-style-name="P2" draw:layer="layout" svg:width="0.747cm" svg:height="0.69cm" svg:x="12.9cm" svg:y="9.009cm" svg:viewBox="0 0 748 691" draw:points="374,691 0,691 0,0 748,0 748,691">
            <text:p/>
          </draw:polygon>
          <draw:path draw:style-name="gr5" draw:text-style-name="P3" draw:layer="layout" svg:width="0.421cm" svg:height="0.699cm" svg:x="12.924cm" svg:y="9cm" svg:viewBox="0 0 422 700" svg:d="M422 106c0-58-41-106-105-106-44 0-66 13-93 33-44 31-85 106-101 165l-123 493c0 2 2 9 9 9s9-2 11-4l53-216c15 48 48 77 105 77s115-29 150-62c37-37 61-86 61-143s-28-97-55-116c44-25 88-73 88-130zM284 236c-11 4-20 4-38 4-11 0-26 2-35-2 2-9 31-7 40-7 15 0 22 0 33 5zM381 88c0 55-31 110-71 134-22-6-37-8-59-8-18 0-62 0-62 24 0 22 40 20 55 20 29 0 40 0 64-9 29 26 33 50 33 86 2 46-15 103-37 134-31 42-84 70-128 70-59 0-88-46-88-101 0-7 0-18 4-33l49-196c17-68 72-191 167-191 44 0 73 24 73 70z">
            <text:p/>
          </draw:path>
          <draw:path draw:style-name="gr5" draw:text-style-name="P3" draw:layer="layout" svg:width="0.239cm" svg:height="0.36cm" svg:x="13.373cm" svg:y="9.304cm" svg:viewBox="0 0 240 361" svg:d="M240 262h-18c-2 11-6 44-15 48-5 5-46 5-53 5h-101c57-51 77-66 110-93 39-30 77-64 77-116 0-66-57-106-128-106-66 0-112 46-112 97 0 28 24 31 29 31 13 0 28-9 28-29 0-11-4-29-31-29 16-39 53-50 80-50 52 0 81 42 81 86 0 48-33 86-51 105l-132 128c-4 7-4 7-4 22h224z">
            <text:p/>
          </draw:path>
        </draw:g>
        <draw:g>
          <svg:title>TexMaths</svg:title>
          <svg:desc>22§display§\beta_1</svg:desc>
          <draw:polygon draw:style-name="gr4" draw:text-style-name="P2" draw:layer="layout" svg:width="0.747cm" svg:height="0.69cm" svg:x="14.7cm" svg:y="13.809cm" svg:viewBox="0 0 748 691" draw:points="374,691 0,691 0,0 748,0 748,691">
            <text:p/>
          </draw:polygon>
          <draw:path draw:style-name="gr5" draw:text-style-name="P3" draw:layer="layout" svg:width="0.421cm" svg:height="0.699cm" svg:x="14.724cm" svg:y="13.8cm" svg:viewBox="0 0 422 700" svg:d="M422 106c0-58-41-106-105-106-44 0-66 13-93 33-44 31-85 106-101 165l-123 493c0 2 2 9 9 9s9-2 11-4l53-216c15 48 48 77 105 77s115-29 150-62c37-37 61-86 61-143s-28-97-55-116c44-25 88-73 88-130zM284 236c-11 4-20 4-38 4-11 0-26 2-35-2 2-9 31-7 40-7 15 0 22 0 33 5zM381 88c0 55-31 110-71 134-22-6-37-8-59-8-18 0-62 0-62 24 0 22 40 20 55 20 29 0 40 0 64-9 29 26 33 50 33 86 2 46-15 103-37 134-31 42-84 70-128 70-59 0-88-46-88-101 0-7 0-18 4-33l49-196c17-68 72-191 167-191 44 0 73 24 73 70z">
            <text:p/>
          </draw:path>
          <draw:path draw:style-name="gr5" draw:text-style-name="P3" draw:layer="layout" svg:width="0.197cm" svg:height="0.36cm" svg:x="15.197cm" svg:y="14.104cm" svg:viewBox="0 0 198 361" svg:d="M123 15c0-15-2-15-17-15-33 35-84 35-106 35v20c13 0 48 0 79-15v277c0 18 0 24-55 24h-20v20c9 0 77-2 97-2 16 0 84 2 97 2v-20h-20c-55 0-55-6-55-24z">
            <text:p/>
          </draw:path>
        </draw:g>
        <draw:path draw:style-name="gr6" draw:text-style-name="P1" draw:layer="layout" svg:width="2.303cm" svg:height="2.657cm" draw:transform="skewX (-0.0185004900711399) rotate (-1.09275064467365) translate (11.937762305057cm 10.5333388823393cm)" svg:viewBox="0 0 2304 2658" svg:d="M0 2658c3914 1 1657-2658 1657-2658">
          <text:p/>
        </draw:path>
        <draw:path draw:style-name="gr7" draw:text-style-name="P1" draw:layer="layout" svg:width="1.589cm" svg:height="1.501cm" draw:transform="rotate (-1.33220981804727) translate (11.9cm 11.6cm)" svg:viewBox="0 0 1590 1502" svg:d="M252 1502c3151-263-252-1502-252-1502">
          <text:p/>
        </draw:path>
        <draw:path draw:style-name="gr8" draw:text-style-name="P1" draw:layer="layout" svg:width="1.354cm" svg:height="0.493cm" draw:transform="rotate (-1.33220981804727) translate (10.9797568386204cm 12.0833139831884cm)" svg:viewBox="0 0 1355 494" svg:d="M0 494c1358-82 1331-397 1355-494">
          <text:p/>
        </draw:path>
        <draw:custom-shape draw:style-name="gr9" draw:text-style-name="P4" draw:layer="layout" svg:width="0.2cm" svg:height="0.2cm" svg:x="10.508cm" svg:y="12.87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4" draw:layer="layout" svg:width="0.2cm" svg:height="0.2cm" svg:x="10.104cm" svg:y="12.40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4" draw:layer="layout" svg:width="0.2cm" svg:height="0.2cm" svg:x="10.005cm" svg:y="11.8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5" draw:layer="layout" svg:width="3.2cm" svg:height="0.7cm" svg:x="9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109cm" svg:y="13.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10.696cm" svg:y1="13.041cm" svg:x2="11cm" svg:y2="13.3cm">
          <text:p/>
        </draw:line>
        <draw:g>
          <svg:title>TexMaths</svg:title>
          <svg:desc>22§display§goal§svg§600§TRUE§</svg:desc>
          <draw:polygon draw:style-name="gr4" draw:text-style-name="P2" draw:layer="layout" svg:width="1.427cm" svg:height="0.687cm" svg:x="10.572cm" svg:y="13.403cm" svg:viewBox="0 0 1428 688" draw:points="715,688 0,688 0,0 1428,0 1428,688">
            <text:p/>
          </draw:polygon>
          <draw:path draw:style-name="gr5" draw:text-style-name="P3" draw:layer="layout" svg:width="0.355cm" svg:height="0.5cm" svg:x="10.583cm" svg:y="13.599cm" svg:viewBox="0 0 356 501" svg:d="M354 51c2-5 2-9 2-14 0-13-8-22-22-22-6 0-28 7-30 33-16-28-42-48-73-48-90 0-185 108-185 220 0 77 46 123 104 123 44 0 81-37 90-44-18 68-27 101-27 103-2 7-28 84-112 84-13 0-39-2-61-9 24-6 33-26 33-39 0-14-9-29-31-29-18 0-42 15-42 46s29 46 103 46c97 0 154-59 165-105zM253 244c-4 20-22 40-40 55-15 13-39 26-61 26-40 0-51-39-51-70 0-37 22-130 42-169 22-38 55-68 88-68 51 0 62 61 62 66 0 4 0 8-3 11z">
            <text:p/>
          </draw:path>
          <draw:path draw:style-name="gr5" draw:text-style-name="P3" draw:layer="layout" svg:width="0.331cm" svg:height="0.351cm" svg:x="11.001cm" svg:y="13.599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5" draw:text-style-name="P3" draw:layer="layout" svg:width="0.355cm" svg:height="0.351cm" svg:x="11.375cm" svg:y="13.599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5" draw:text-style-name="P3" draw:layer="layout" svg:width="0.166cm" svg:height="0.546cm" svg:x="11.787cm" svg:y="13.403cm" svg:viewBox="0 0 167 547" svg:d="M167 9c0 0 0-9-9-9-19 0-77 7-96 9-7 0-16 0-16 15 0 9 9 9 20 9 37 0 40 7 40 13l-3 16-99 387c-2 8-4 15-4 26 0 44 35 72 70 72 27 0 47-15 60-43 15-29 24-75 24-77 0-7-7-7-9-7-9 0-9 2-11 13-15 51-28 97-61 97-22 0-22-24-22-35 0-20 0-22 4-38z">
            <text:p/>
          </draw:path>
        </draw:g>
        <draw:g>
          <svg:title>TexMaths</svg:title>
          <svg:desc>22§display§init§svg§600§TRUE§</svg:desc>
          <draw:polygon draw:style-name="gr4" draw:text-style-name="P2" draw:layer="layout" svg:width="1.277cm" svg:height="0.512cm" svg:x="9.6cm" svg:y="10.902cm" svg:viewBox="0 0 1278 513" draw:points="640,513 0,513 0,0 1278,0 1278,513">
            <text:p/>
          </draw:polygon>
          <draw:path draw:style-name="gr5" draw:text-style-name="P3" draw:layer="layout" svg:width="0.206cm" svg:height="0.521cm" svg:x="9.622cm" svg:y="10.9cm" svg:viewBox="0 0 207 522" svg:d="M200 29c0-16-11-29-31-29-19 0-41 20-41 42 0 13 11 26 30 26 18 0 42-17 42-39zM141 319c9-22 9-24 15-44 7-15 11-26 11-42 0-35-24-63-64-63-74 0-103 112-103 121 0 6 9 6 9 6 9 0 9-2 13-13 22-73 53-97 79-97 7 0 20 0 20 24 0 18-7 33-9 42-6 20-42 110-55 143-6 20-17 47-17 62 0 37 26 64 63 64 75 0 104-112 104-119 0-9-7-9-9-9-9 0-9 2-13 16-13 48-40 94-79 94-14 0-20-6-20-24 0-20 6-31 24-79z">
            <text:p/>
          </draw:path>
          <draw:path draw:style-name="gr5" draw:text-style-name="P3" draw:layer="layout" svg:width="0.419cm" svg:height="0.351cm" svg:x="9.888cm" svg:y="11.07cm" svg:viewBox="0 0 420 352" svg:d="M46 297c-2 13-6 31-6 35 0 14 11 20 22 20 8 0 24-6 28-22 0 0 11-37 16-57l15-70c7-16 11-33 13-51 5-13 11-38 11-40 11-24 53-94 128-94 35 0 42 28 42 55 0 46-40 147-51 180-7 18-9 27-9 35 0 38 29 64 64 64 73 0 101-112 101-119 0-8-6-8-9-8-6 0-6 2-11 15-15 53-41 95-79 95-13 0-20-7-20-25 0-19 9-39 16-55 15-41 46-127 46-171 0-53-33-84-88-84-70 0-108 51-121 68-4-44-37-68-73-68-35 0-50 31-57 44-13 26-24 73-24 75 0 9 9 9 9 9 9 0 9 0 13-18 13-55 29-92 57-92 16 0 24 8 24 35 0 15-2 24-13 66z">
            <text:p/>
          </draw:path>
          <draw:path draw:style-name="gr5" draw:text-style-name="P3" draw:layer="layout" svg:width="0.206cm" svg:height="0.521cm" svg:x="10.352cm" svg:y="10.9cm" svg:viewBox="0 0 207 522" svg:d="M200 29c0-16-11-29-31-29-19 0-41 20-41 42 0 13 11 26 30 26 18 0 42-17 42-39zM141 319c9-22 9-24 15-44 7-15 11-26 11-42 0-35-24-63-64-63-74 0-103 112-103 121 0 6 9 6 9 6 9 0 9-2 13-13 22-73 53-97 79-97 7 0 20 0 20 24 0 18-7 33-9 42-6 20-42 110-55 143-6 20-17 47-17 62 0 37 26 64 63 64 75 0 104-112 104-119 0-9-7-9-9-9-9 0-9 2-13 16-13 48-40 94-79 94-14 0-20-6-20-24 0-20 6-31 24-79z">
            <text:p/>
          </draw:path>
          <draw:path draw:style-name="gr5" draw:text-style-name="P3" draw:layer="layout" svg:width="0.239cm" svg:height="0.494cm" svg:x="10.614cm" svg:y="10.929cm" svg:viewBox="0 0 240 495" svg:d="M143 176h73c15 0 24 0 24-15 0-9-9-9-22-9h-68c28-110 30-126 30-130 0-13-8-22-22-22-2 0-24 0-30 29l-31 123h-73c-15 0-24 0-24 15 0 9 7 9 22 9h68c-55 220-59 234-59 247 0 42 31 72 72 72 80 0 124-114 124-119 0-8-7-8-9-8-7 0-9 2-11 11-35 81-75 99-101 99-18 0-25-9-25-35 0-20 0-25 5-3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zumura </meta:initial-creator>
    <meta:creation-date>2015-12-06T23:26:21</meta:creation-date>
    <dc:date>2016-01-17T01:44:19.185336164</dc:date>
    <meta:editing-duration>PT21M27S</meta:editing-duration>
    <meta:editing-cycles>9</meta:editing-cycles>
    <meta:generator>LibreOffice/4.4.6.3$Linux_X86_64 LibreOffice_project/e8938fd3328e95dcf59dd64e7facd2c7d67c704d</meta:generator>
    <meta:document-statistic meta:object-count="43"/>
  </office:meta>
</office:document-meta>
</file>